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EVALUATION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5" office:value-type="string" calcext:value-type="string">
            <text:p>DATASET – 1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style-name="ce2" table:number-columns-repeated="1019"/>
          <table:table-cell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53" calcext:value-type="float">
            <text:p>3.253</text:p>
          </table:table-cell>
          <table:table-cell office:value-type="float" office:value="3.2505" calcext:value-type="float">
            <text:p>3.2505</text:p>
          </table:table-cell>
          <table:table-cell office:value-type="float" office:value="3.2497" calcext:value-type="float">
            <text:p>3.24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75" calcext:value-type="float">
            <text:p>0.83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192" calcext:value-type="float">
            <text:p>0.8192</text:p>
          </table:table-cell>
          <table:table-cell/>
          <table:table-cell table:style-name="ce2" office:value-type="string" calcext:value-type="string">
            <text:p>Unpredicted = 4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8283" calcext:value-type="float">
            <text:p>0.828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" calcext:value-type="float">
            <text:p>3</text:p>
          </table:table-cell>
          <table:table-cell office:value-type="float" office:value="2.9956" calcext:value-type="float">
            <text:p>2.9956</text:p>
          </table:table-cell>
          <table:table-cell office:value-type="float" office:value="3.0013" calcext:value-type="float">
            <text:p>3.00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66" calcext:value-type="float">
            <text:p>0.83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16" calcext:value-type="float">
            <text:p>0.8316</text:p>
          </table:table-cell>
          <table:table-cell/>
          <table:table-cell table:style-name="ce2" office:value-type="string" calcext:value-type="string">
            <text:p>Unpredicted = 3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41" calcext:value-type="float">
            <text:p>0.834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691" calcext:value-type="float">
            <text:p>3.2691</text:p>
          </table:table-cell>
          <table:table-cell office:value-type="float" office:value="3.2644" calcext:value-type="float">
            <text:p>3.2644</text:p>
          </table:table-cell>
          <table:table-cell office:value-type="float" office:value="3.2601" calcext:value-type="float">
            <text:p>3.26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088" calcext:value-type="float">
            <text:p>0.8088</text:p>
          </table:table-cell>
          <table:table-cell/>
          <table:table-cell table:style-name="ce2" office:value-type="string" calcext:value-type="string">
            <text:p>Unpredicted = 3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132" calcext:value-type="float">
            <text:p>0.813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3609" calcext:value-type="float">
            <text:p>3.3609</text:p>
          </table:table-cell>
          <table:table-cell office:value-type="float" office:value="3.3629" calcext:value-type="float">
            <text:p>3.3629</text:p>
          </table:table-cell>
          <table:table-cell office:value-type="float" office:value="3.3694" calcext:value-type="float">
            <text:p>3.36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9" calcext:value-type="float">
            <text:p>0.83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11" calcext:value-type="float">
            <text:p>0.8011</text:p>
          </table:table-cell>
          <table:table-cell/>
          <table:table-cell table:style-name="ce2" office:value-type="string" calcext:value-type="string">
            <text:p>Unpredicted = 4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007" calcext:value-type="float">
            <text:p>3.2007</text:p>
          </table:table-cell>
          <table:table-cell office:value-type="float" office:value="3.2034" calcext:value-type="float">
            <text:p>3.2034</text:p>
          </table:table-cell>
          <table:table-cell office:value-type="float" office:value="3.2151" calcext:value-type="float">
            <text:p>3.21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252" calcext:value-type="float">
            <text:p>0.82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15" calcext:value-type="float">
            <text:p>0.8215</text:p>
          </table:table-cell>
          <table:table-cell/>
          <table:table-cell table:style-name="ce2" office:value-type="string" calcext:value-type="string">
            <text:p>Unpredicted = 4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8233" calcext:value-type="float">
            <text:p>0.823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272" calcext:value-type="float">
            <text:p>3.2272</text:p>
          </table:table-cell>
          <table:table-cell office:value-type="float" office:value="3.2397" calcext:value-type="float">
            <text:p>3.2397</text:p>
          </table:table-cell>
          <table:table-cell office:value-type="float" office:value="3.2462" calcext:value-type="float">
            <text:p>3.24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6" calcext:value-type="float">
            <text:p>0.83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55" calcext:value-type="float">
            <text:p>0.8155</text:p>
          </table:table-cell>
          <table:table-cell/>
          <table:table-cell table:style-name="ce2" office:value-type="string" calcext:value-type="string">
            <text:p>Unpredicted = 4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239" calcext:value-type="float">
            <text:p>0.823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table:formula="of:=AVERAGE([.B45];[.B37];[.B29];[.B21];[.B13];[.B5])" office:value-type="float" office:value="3.21848333333333" calcext:value-type="float">
            <text:p>3.21848333333333</text:p>
          </table:table-cell>
          <table:table-cell table:formula="of:=AVERAGE([.C45];[.C37];[.C29];[.C21];[.C13];[.C5])" office:value-type="float" office:value="3.21941666666667" calcext:value-type="float">
            <text:p>3.21941666666667</text:p>
          </table:table-cell>
          <table:table-cell table:formula="of:=AVERAGE([.D45];[.D37];[.D29];[.D21];[.D13];[.D5])" office:value-type="float" office:value="3.22363333333333" calcext:value-type="float">
            <text:p>3.22363333333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formula="of:=AVERAGE([.B46];[.B38];[.B30];[.B22];[.B14];[.B6])" office:value-type="float" office:value="0.831283333333333" calcext:value-type="float">
            <text:p>0.831283333333333</text:p>
          </table:table-cell>
          <table:table-cell table:formula="of:=AVERAGE([.C46];[.C38];[.C30];[.C22];[.C14];[.C6])" office:value-type="float" office:value="0.831166666666667" calcext:value-type="float">
            <text:p>0.831166666666667</text:p>
          </table:table-cell>
          <table:table-cell table:formula="of:=AVERAGE([.D46];[.D38];[.D30];[.D22];[.D14];[.D6])" office:value-type="float" office:value="0.83075" calcext:value-type="float">
            <text:p>0.83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formula="of:=AVERAGE([.B47];[.B39];[.B31];[.B23];[.B15];[.B7])" office:value-type="float" office:value="0.812716666666667" calcext:value-type="float">
            <text:p>0.812716666666667</text:p>
          </table:table-cell>
          <table:table-cell table:formula="of:=AVERAGE([.C47];[.C39];[.C31];[.C23];[.C15];[.C7])" office:value-type="float" office:value="0.814233333333334" calcext:value-type="float">
            <text:p>0.814233333333334</text:p>
          </table:table-cell>
          <table:table-cell table:formula="of:=AVERAGE([.D47];[.D39];[.D31];[.D23];[.D15];[.D7])" office:value-type="float" office:value="0.816283333333333" calcext:value-type="float">
            <text:p>0.816283333333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table:formula="of:=AVERAGE([.B48];[.B40];[.B32];[.B24];[.B16];[.B8])" office:value-type="float" office:value="0.821883333333333" calcext:value-type="float">
            <text:p>0.821883333333333</text:p>
          </table:table-cell>
          <table:table-cell table:formula="of:=AVERAGE([.C48];[.C40];[.C32];[.C24];[.C16];[.C8])" office:value-type="float" office:value="0.822583333333333" calcext:value-type="float">
            <text:p>0.822583333333333</text:p>
          </table:table-cell>
          <table:table-cell table:formula="of:=AVERAGE([.D48];[.D40];[.D32];[.D24];[.D16];[.D8])" office:value-type="float" office:value="0.823416666666667" calcext:value-type="float">
            <text:p>0.82341666666666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EXT TO IMPEMENT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le swarm 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adaptation metho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RESULTS OF SVD</text:p>
          </table:table-cell>
          <table:table-cell table:style-name="ce2" office:value-type="string" calcext:value-type="string">
            <text:p>1000 Users Dataset</text:p>
          </table:table-cell>
          <table:table-cell table:style-name="ce2" office:value-type="string" calcext:value-type="string">
            <text:p>&gt;=5 ratings per item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 office:value-type="string" calcext:value-type="string">
            <text:p>DATASET – 1</text:p>
          </table:table-cell>
          <table:table-cell table:number-columns-repeated="1023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NUMBER OF LATENT-FEATURE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976 i.e. Al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2.6624" calcext:value-type="float">
            <text:p>2.6624</text:p>
          </table:table-cell>
          <table:table-cell office:value-type="float" office:value="2.6675" calcext:value-type="float">
            <text:p>2.6675</text:p>
          </table:table-cell>
          <table:table-cell office:value-type="float" office:value="2.6614" calcext:value-type="float">
            <text:p>2.6614</text:p>
          </table:table-cell>
          <table:table-cell office:value-type="float" office:value="2.6671" calcext:value-type="float">
            <text:p>2.6671</text:p>
          </table:table-cell>
          <table:table-cell office:value-type="float" office:value="2.6818" calcext:value-type="float">
            <text:p>2.68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7961" calcext:value-type="float">
            <text:p>0.79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25" calcext:value-type="float">
            <text:p>0.94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8632" calcext:value-type="float">
            <text:p>0.863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Latent-features = 15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ATASET-1</text:p>
          </table:table-cell>
          <table:table-cell table:style-name="ce2" office:value-type="string" calcext:value-type="string">
            <text:p>DATASET-2</text:p>
          </table:table-cell>
          <table:table-cell table:style-name="ce2" office:value-type="string" calcext:value-type="string">
            <text:p>DATASET-3</text:p>
          </table:table-cell>
          <table:table-cell table:style-name="ce2" office:value-type="string" calcext:value-type="string">
            <text:p>DATASET-4</text:p>
          </table:table-cell>
          <table:table-cell table:style-name="ce2" office:value-type="string" calcext:value-type="string">
            <text:p>DATASET-5</text:p>
          </table:table-cell>
          <table:table-cell table:style-name="ce2" office:value-type="string" calcext:value-type="string">
            <text:p>DATASET-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2.6129" calcext:value-type="float">
            <text:p>2.6129</text:p>
          </table:table-cell>
          <table:table-cell office:value-type="float" office:value="2.5471" calcext:value-type="float">
            <text:p>2.5471</text:p>
          </table:table-cell>
          <table:table-cell office:value-type="float" office:value="2.725" calcext:value-type="float">
            <text:p>2.725</text:p>
          </table:table-cell>
          <table:table-cell office:value-type="float" office:value="2.686" calcext:value-type="float">
            <text:p>2.686</text:p>
          </table:table-cell>
          <table:table-cell office:value-type="float" office:value="2.5963" calcext:value-type="float">
            <text:p>2.5963</text:p>
          </table:table-cell>
          <table:table-cell office:value-type="float" office:value="2.5814" calcext:value-type="float">
            <text:p>2.58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973" calcext:value-type="float">
            <text:p>0.79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36" calcext:value-type="float">
            <text:p>0.94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43" calcext:value-type="float">
            <text:p>0.864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E</text:p>
          </table:table-cell>
          <table:table-cell table:formula="of:=AVERAGE([.B79:.G79])" office:value-type="float" office:value="2.62478333333333" calcext:value-type="float">
            <text:p>2.62478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formula="of:=AVERAGE([.B80:.G80])" office:value-type="float" office:value="0.7924" calcext:value-type="float">
            <text:p>0.79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formula="of:=AVERAGE([.B81:.G81])" office:value-type="float" office:value="0.934066666666667" calcext:value-type="float">
            <text:p>0.93406666666666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table:formula="of:=AVERAGE([.B82:.G82])" office:value-type="float" office:value="0.857383333333333" calcext:value-type="float">
            <text:p>0.857383333333333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22:21:43.91567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56:05.357352273</meta:creation-date>
    <dc:date>2018-04-16T07:29:42.409851245</dc:date>
    <meta:editing-duration>P2DT9H40M9S</meta:editing-duration>
    <meta:editing-cycles>18</meta:editing-cycles>
    <meta:generator>LibreOffice/6.0.2.1$Linux_X86_64 LibreOffice_project/f7f06a8f319e4b62f9bc5095aa112a65d2f3ac89</meta:generator>
    <meta:document-statistic meta:table-count="1" meta:cell-count="230" meta:object-count="0"/>
  </office:meta>
</office:document-meta>
</file>